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58cm"/>
    </style:style>
    <style:style style:name="co8" style:family="table-column">
      <style:table-column-properties fo:break-before="auto" style:column-width="10.139cm"/>
    </style:style>
    <style:style style:name="co9" style:family="table-column">
      <style:table-column-properties fo:break-before="auto" style:column-width="7.327cm"/>
    </style:style>
    <style:style style:name="co10" style:family="table-column">
      <style:table-column-properties fo:break-before="auto" style:column-width="6.708cm"/>
    </style:style>
    <style:style style:name="co11" style:family="table-column">
      <style:table-column-properties fo:break-before="auto" style:column-width="4.373cm"/>
    </style:style>
    <style:style style:name="co12" style:family="table-column">
      <style:table-column-properties fo:break-before="auto" style:column-width="9.74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6.1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5.701cm" fo:break-before="auto" style:use-optimal-row-height="true"/>
    </style:style>
    <style:style style:name="ro7" style:family="table-row">
      <style:table-row-properties style:row-height="14.203cm" fo:break-before="auto" style:use-optimal-row-height="true"/>
    </style:style>
    <style:style style:name="ro8" style:family="table-row">
      <style:table-row-properties style:row-height="6.516cm" fo:break-before="auto" style:use-optimal-row-height="true"/>
    </style:style>
    <style:style style:name="ro9" style:family="table-row">
      <style:table-row-properties style:row-height="6.9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ext-properties fo:color="#ff0000"/>
    </style:style>
    <style:style style:name="ce21" style:family="table-cell" style:parent-style-name="Default">
      <style:table-cell-properties fo:background-color="transparent"/>
      <style:text-properties fo:color="#127622"/>
    </style:style>
    <style:style style:name="ce22" style:family="table-cell" style:parent-style-name="Default">
      <style:text-properties fo:color="#127622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fo:wrap-option="no-wrap"/>
      <style:text-properties fo:color="#000000"/>
    </style:style>
    <style:style style:name="ce34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wrap-option="no-wrap" style:vertical-align="middle"/>
      <style:text-properties fo:color="#000000" fo:font-size="10pt" style:font-size-asian="10pt" style:font-size-complex="10pt"/>
    </style:style>
    <style:style style:name="ce38" style:family="table-cell" style:parent-style-name="Default">
      <style:table-cell-properties fo:wrap-option="wrap" style:vertical-align="middle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Roboto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1" table:default-cell-style-name="Default"/>
        <table:table-column table:style-name="co4" table:default-cell-style-name="ce22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Bacia do Rio Doc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style-name="ce17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9"/>
        </table:table-row>
        <table:table-row table:style-name="ro3"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20" office:value-type="string" calcext:value-type="string">
            <text:p>codigo: 56340000</text:p>
            <text:p>nome: DOM SILVÉRIO</text:p>
            <text:p>operadoraS: ANA</text:p>
            <text:p>areaDrenag: 269.0</text:p>
            <text:p>tipoEstaca: FLU</text:p>
            <text:p>telemetric: False</text:p>
            <text:p>nmMunicipi: DOM SILVÉRIO</text:p>
            <text:p>nmEstado: MINAS GERAIS</text:p>
            <text:p>ini_monito: 1950.0</text:p>
            <text:p>fim_monito: 1964.0</text:p>
            <text:p>n_anos: 15.0</text:p>
            <text:p>disp: 97.36</text:p>
            <text:p>lat: -20.1608</text:p>
            <text:p>lon: -42.9461</text:p>
            <text:p/>
          </table:table-cell>
          <table:table-cell office:value-type="string" calcext:value-type="string">
            <text:p>codigo: 2043021</text:p>
            <text:p>nome: ALVINÓPOLIS</text:p>
            <text:p>operadoraS: ANA</text:p>
            <text:p>areaDrenag: NULL</text:p>
            <text:p>tipoEstaca: PLU-FLU</text:p>
            <text:p>telemetric: False</text:p>
            <text:p>nmMunicipi: ALVINÓPOLIS</text:p>
            <text:p>nmEstado: MINAS GERAIS</text:p>
            <text:p>ini_monito: 1942.0</text:p>
            <text:p>fim_monito: 1946.0</text:p>
            <text:p>n_anos: 4.0</text:p>
            <text:p>disp: 74.41</text:p>
            <text:p>lat: -20.1167</text:p>
            <text:p>lon: -43.05</text:p>
            <text:p/>
          </table:table-cell>
          <table:table-cell/>
          <table:table-cell table:style-name="ce21" office:value-type="string" calcext:value-type="string">
            <text:p>codigo: 56425000</text:p>
            <text:p>nome: FAZENDA CACHOEIRA D'ANTAS</text:p>
            <text:p>operadoraS: CPRM</text:p>
            <text:p>areaDrenag: 10100.0</text:p>
            <text:p>tipoEstaca: 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3</text:p>
            <text:p>lat: -19.9944</text:p>
            <text:p>Lon: -42.67419999999999</text:p>
          </table:table-cell>
          <table:table-cell table:style-name="ce22" office:value-type="string" calcext:value-type="string">
            <text:p>codigo: 2042031</text:p>
            <text:p>nome: FAZENDA CACHOEIRA D'ANTAS</text:p>
            <text:p>operadoraS: CPRM</text:p>
            <text:p>areaDrenag: NULL</text:p>
            <text:p>tipoEstaca: PLU-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6</text:p>
            <text:p>lat: -20.0114</text:p>
            <text:p>Lon: -42.6742</text:p>
          </table:table-cell>
        </table:table-row>
        <table:table-row table:style-name="ro4">
          <table:table-cell/>
          <table:table-cell table:style-name="ce20" office:value-type="string" calcext:value-type="string">
            <text:p>codigo: 56130000</text:p>
            <text:p>nome: USINA ANA FLORÊNCIA</text:p>
            <text:p>operadoraS: ANA</text:p>
            <text:p>areaDrenag: 256.0</text:p>
            <text:p>tipoEstaca: FLU</text:p>
            <text:p>telemetric: False</text:p>
            <text:p>nmMunicipi: PONTE NOVA</text:p>
            <text:p>nmEstado: MINAS GERAIS</text:p>
            <text:p>ini_monito: 1951.0</text:p>
            <text:p>fim_monito: 1960.0</text:p>
            <text:p>n_anos: 10.0</text:p>
            <text:p>disp: 93.28</text:p>
            <text:p>lat: -20.35</text:p>
            <text:p>lon: -42.849799999999995</text:p>
            <text:p/>
          </table:table-cell>
          <table:table-cell office:value-type="string" calcext:value-type="string">
            <text:p>codigo: 2042009</text:p>
            <text:p>nome: PONTE NOVA</text:p>
            <text:p>operadoraS: ANA</text:p>
            <text:p>areaDrenag: NULL</text:p>
            <text:p>tipoEstaca: PLU-FLU</text:p>
            <text:p>telemetric: False</text:p>
            <text:p>nmMunicipi: PONTE NOVA</text:p>
            <text:p>nmEstado: MINAS GERAIS</text:p>
            <text:p>ini_monito: 1941.0</text:p>
            <text:p>fim_monito: 1972.0</text:p>
            <text:p>n_anos: 27.0</text:p>
            <text:p>disp: 79.55</text:p>
            <text:p>lat: -20.4</text:p>
            <text:p>lon: -42.9</text:p>
            <text:p/>
          </table:table-cell>
          <table:table-cell/>
          <table:table-cell office:value-type="string" calcext:value-type="string">
            <text:p>codigo: 56338500</text:p>
            <text:p>nome: UHE RISOLETA NEVES JUSANTE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0.49</text:p>
            <text:p>lat: -20.1975</text:p>
            <text:p>Lon: -42.850899999999996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odigo: 2042012</text:p>
            <text:p>nome: USINA PONTAL</text:p>
            <text:p>operadoraS: ANA</text:p>
            <text:p>areaDrenag: NULL</text:p>
            <text:p>tipoEstaca: PLU-FLU</text:p>
            <text:p>telemetric: False</text:p>
            <text:p>nmMunicipi: PONTE NOVA</text:p>
            <text:p>nmEstado: MINAS GERAIS</text:p>
            <text:p>ini_monito: 1949.0</text:p>
            <text:p>fim_monito: 1963.0</text:p>
            <text:p>n_anos: 13.0</text:p>
            <text:p>disp: 81.27</text:p>
            <text:p>lat: -20.4</text:p>
            <text:p>lon: -42.9</text:p>
            <text:p/>
          </table:table-cell>
          <table:table-cell/>
          <table:table-cell office:value-type="string" calcext:value-type="string">
            <text:p>codigo: 56338080</text:p>
            <text:p>nome: UHE RISOLETA NEVES BARRAMENTO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17.0</text:p>
            <text:p>n_anos: 0.0</text:p>
            <text:p>disp: 63.27</text:p>
            <text:p>lat: -20.2064</text:p>
            <text:p>lon: -42.85399999999999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110005</text:p>
            <text:p>nome: PONTE NOVA JUSANTE</text:p>
            <text:p>operadoraS: CPRM</text:p>
            <text:p>areaDrenag: 6230.0</text:p>
            <text:p>tipoEstaca: FLU</text:p>
            <text:p>telemetric: True</text:p>
            <text:p>nmMunicipi: PONTE NOVA</text:p>
            <text:p>nmEstado: MINAS GERAIS</text:p>
            <text:p>ini_monito: 1975.0</text:p>
            <text:p>fim_monito: 2019.0</text:p>
            <text:p>n_anos: 45.0</text:p>
            <text:p>disp: 98.31</text:p>
            <text:p>lat: -20.3839</text:p>
            <text:p>lon: -42.9028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200</text:p>
            <text:p>nome: UHE RISOLETA NEVES RIO PIRANGA</text:p>
            <text:p>operadoraS: CONS.RISOLETA</text:p>
            <text:p>areaDrenag: 5862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1.60833333333333</text:p>
            <text:p>lat: -20.2975</text:p>
            <text:p>lon: -42.8922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500</text:p>
            <text:p>nome: UHE RISOLETA NEVES RIO DO CARMO</text:p>
            <text:p>operadoraS: CONS.RISOLETA</text:p>
            <text:p>areaDrenag: 2229.0</text:p>
            <text:p>tipoEstaca: FLU</text:p>
            <text:p>telemetric: True</text:p>
            <text:p>nmMunicipi: BARRA LONGA</text:p>
            <text:p>nmEstado: MINAS GERAIS</text:p>
            <text:p>ini_monito: 2017.0</text:p>
            <text:p>fim_monito: 2019.0</text:p>
            <text:p>n_anos: 3.0</text:p>
            <text:p>disp: 66.06666666666666</text:p>
            <text:p>lat: -20.2561</text:p>
            <text:p>lon: -42.991499999999995</text:p>
            <text:p/>
          </table:table-cell>
          <table:table-cell/>
        </table:table-row>
      </table:table>
      <table:table table:name="médio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7" table:default-cell-style-name="ce22"/>
        <table:table-column table:style-name="co8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Bacia do Rio Doce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2">
          <table:table-cell table:style-name="ce17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9"/>
        </table:table-row>
        <table:table-row table:style-name="ro3"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</table:table-row>
        <table:table-row table:style-name="ro6">
          <table:table-cell/>
          <table:table-cell table:style-name="ce20" office:value-type="string" calcext:value-type="string">
            <text:p>codigo: 56847000</text:p>
            <text:p>nome: FAZENDA BRETZ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73.0</text:p>
            <text:p>fim_monito: 1975.0</text:p>
            <text:p>n_anos: 3.0</text:p>
            <text:p>disp: 65.11</text:p>
            <text:p>lat: -18.9347222222222</text:p>
            <text:p>Lon: -42.0830555555556</text:p>
          </table:table-cell>
          <table:table-cell table:style-name="ce20" office:value-type="string" calcext:value-type="string">
            <text:p>codigo: 1841004</text:p>
            <text:p>nome: GOVERNADOR VALADARES</text:p>
            <text:p>operadoraS: ANA</text:p>
            <text:p>areaDrenag: NULL</text:p>
            <text:p>tipoEstaca: PLU-FLU</text:p>
            <text:p>telemetric: False</text:p>
            <text:p>nmMunicipi: GOVERNADOR VALADARE</text:p>
            <text:p>nmEstado: MINAS GERAIS</text:p>
            <text:p>ini_monito: 1941.0</text:p>
            <text:p>fim_monito: 1946.0</text:p>
            <text:p>n_anos: 6.0</text:p>
            <text:p>disp: 91.67</text:p>
            <text:p>lat: -18.8333</text:p>
            <text:p>Lon: -41.93289999999999</text:p>
          </table:table-cell>
          <table:table-cell/>
          <table:table-cell table:style-name="ce20" office:value-type="string" calcext:value-type="string">
            <text:p>codigo: 1841015</text:p>
            <text:p>nome: GOVERNADOR VALADARES</text:p>
            <text:p>operadoraS: INMET</text:p>
            <text:p>areaDrenag: NULL</text:p>
            <text:p>tipoEstaca: FLU</text:p>
            <text:p>telemetric: True</text:p>
            <text:p>nmMunicipi: GOVERNADOR VALADARE</text:p>
            <text:p>nmEstado: MINAS GERAIS</text:p>
            <text:p>ini_monito: 1962.0</text:p>
            <text:p>fim_monito: 1998.0</text:p>
            <text:p>n_anos: 30.0</text:p>
            <text:p>disp: 80.27</text:p>
            <text:p>lat: -18.85</text:p>
            <text:p>Lon: -41.9333</text:p>
          </table:table-cell>
          <table:table-cell table:style-name="ce22" office:value-type="string" calcext:value-type="string">
            <text:p>codigo: 1841029</text:p>
            <text:p>nome: PCH TRONQUEIRAS SE GOVERNADOR VALADARES</text:p>
            <text:p>operadoraS: CEMIG LESTE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2015.0</text:p>
            <text:p>fim_monito: 2021.0</text:p>
            <text:p>n_anos: 0.0</text:p>
            <text:p>disp: 41.83428571428571</text:p>
            <text:p>lat: -18.855</text:p>
            <text:p>Lon: -41.959799999999994</text:p>
          </table:table-cell>
        </table:table-row>
        <table:table-row table:style-name="ro6">
          <table:table-cell/>
          <table:table-cell table:style-name="ce22" office:value-type="string" calcext:value-type="string">
            <text:p>codigo: 56846900</text:p>
            <text:p>nome: FAZENDA BRETZ - MONTANTE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98.0</text:p>
            <text:p>fim_monito: 2009.0</text:p>
            <text:p>n_anos: 8.0</text:p>
            <text:p>disp: 54.52</text:p>
            <text:p>lat: -18.9317</text:p>
            <text:p>Lon: -42.1028</text:p>
          </table:table-cell>
          <table:table-cell table:style-name="ce20" office:value-type="string" calcext:value-type="string">
            <text:p>codigo: 1841005</text:p>
            <text:p>nome: GOVERNADOR VALADARES</text:p>
            <text:p>operadoraS: ANA</text:p>
            <text:p>areaDrenag: NULL</text:p>
            <text:p>tipoEstaca: PLU-FLU</text:p>
            <text:p>telemetric: False</text:p>
            <text:p>nmMunicipi: GOVERNADOR VALADARE</text:p>
            <text:p>nmEstado: MINAS GERAIS</text:p>
            <text:p>ini_monito: 1941.0</text:p>
            <text:p>fim_monito: 1960.0</text:p>
            <text:p>n_anos: 20.0</text:p>
            <text:p>disp: 98.1</text:p>
            <text:p>lat: -18.8333</text:p>
            <text:p>Lon: -41.9333</text:p>
          </table:table-cell>
          <table:table-cell/>
          <table:table-cell office:value-type="string" calcext:value-type="string">
            <text:p><text:span text:style-name="T1">codigo: 56850000</text:span></text:p>
            <text:p><text:span text:style-name="T1">nome: GOVERNADOR VALADARES</text:span></text:p>
            <text:p><text:span text:style-name="T1">operadoraS: CPRM</text:span></text:p>
            <text:p><text:span text:style-name="T1">areaDrenag: 40500.0</text:span></text:p>
            <text:p><text:span text:style-name="T1">tipoEstaca: FLU</text:span></text:p>
            <text:p><text:span text:style-name="T1">telemetric: True</text:span></text:p>
            <text:p><text:span text:style-name="T1">nmMunicipi: GOVERNADOR VALADARE</text:span></text:p>
            <text:p><text:span text:style-name="T1">nmEstado: MINAS GERAIS</text:span></text:p>
            <text:p><text:span text:style-name="T1">ini_monito: 2007.0</text:span></text:p>
            <text:p><text:span text:style-name="T1">fim_monito: 2020.0</text:span></text:p>
            <text:p><text:span text:style-name="T1">n_anos: 13.0</text:span></text:p>
            <text:p><text:span text:style-name="T1">disp: 80.86</text:span></text:p>
            <text:p><text:span text:style-name="T1">lat: -18.8831</text:span></text:p>
            <text:p><text:span text:style-name="T1">Lon: -41.950599999999994</text:span></text:p>
          </table:table-cell>
          <table:table-cell table:style-name="ce22" office:value-type="string" calcext:value-type="string">
            <text:p>codigo: 1841020</text:p>
            <text:p>nome: GOVERNADOR VALADARES</text:p>
            <text:p>operadoraS: CPRM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1986.0</text:p>
            <text:p>fim_monito: 2019.0</text:p>
            <text:p>n_anos: 34.0</text:p>
            <text:p>disp: 94.24</text:p>
            <text:p>lat: -18.8831</text:p>
            <text:p>Lon: -41.9503</text:p>
          </table:table-cell>
        </table:table-row>
        <table:table-row table:style-name="ro6">
          <table:table-cell/>
          <table:table-cell table:style-name="ce22" office:value-type="string" calcext:value-type="string">
            <text:p>codigo: 56846890</text:p>
            <text:p>nome: FAZENDA ACONCHEGO</text:p>
            <text:p>operadoraS: CPRM</text:p>
            <text:p>areaDrenag: 1730.0</text:p>
            <text:p>tipoEstaca: FLU</text:p>
            <text:p>telemetric: False</text:p>
            <text:p>nmMunicipi: GOVERNADOR VALADARE</text:p>
            <text:p>nmEstado: MINAS GERAIS</text:p>
            <text:p>ini_monito: 2015.0</text:p>
            <text:p>fim_monito: 2017.0</text:p>
            <text:p>n_anos: 3.0</text:p>
            <text:p>disp: 62.38</text:p>
            <text:p>lat: -18.9317</text:p>
            <text:p>Lon: -42.1028</text:p>
          </table:table-cell>
          <table:table-cell table:style-name="ce22" office:value-type="string" calcext:value-type="string">
            <text:p>codigo: 1842005</text:p>
            <text:p>nome: COROACI</text:p>
            <text:p>operadoraS: CPRM</text:p>
            <text:p>areaDrenag: NULL</text:p>
            <text:p>tipoEstaca: PLU-FLU</text:p>
            <text:p>telemetric: False</text:p>
            <text:p>nmMunicipi: COROACI</text:p>
            <text:p>nmEstado: MINAS GERAIS</text:p>
            <text:p>ini_monito: 1942.0</text:p>
            <text:p>fim_monito: 2019.0</text:p>
            <text:p>n_anos: 77.0</text:p>
            <text:p>disp: 97.24</text:p>
            <text:p>lat: -18.6119</text:p>
            <text:p>Lon: -42.2786</text:p>
          </table:table-cell>
          <table:table-cell/>
          <table:table-cell office:value-type="string" calcext:value-type="string">
            <text:p>codigo: 56846860</text:p>
            <text:p>nome: PCH TRONQUEIRAS SUAÇUÍ PEQUENO</text:p>
            <text:p>operadoraS: CEMIG LESTE</text:p>
            <text:p>areaDrenag: NULL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1.0</text:p>
            <text:p>n_anos: 0.0</text:p>
            <text:p>disp: 34.736666666666665</text:p>
            <text:p>lat: -18.7611</text:p>
            <text:p>Lon: -42.1739</text:p>
          </table:table-cell>
          <table:table-cell/>
        </table:table-row>
        <table:table-row table:style-name="ro6">
          <table:table-cell/>
          <table:table-cell table:style-name="ce22" office:value-type="string" calcext:value-type="string">
            <text:p>codigo: 56846000</text:p>
            <text:p>nome: PORTO SANTA RITA</text:p>
            <text:p>operadoraS: CPRM</text:p>
            <text:p>areaDrenag: 1970.0</text:p>
            <text:p>tipoEstaca: FLU</text:p>
            <text:p>telemetric: False</text:p>
            <text:p>nmMunicipi: SÃO GERALDO DA PIED</text:p>
            <text:p>nmEstado: MINAS GERAIS</text:p>
            <text:p>ini_monito: 1976.0</text:p>
            <text:p>fim_monito: 2019.0</text:p>
            <text:p>n_anos: 43.0</text:p>
            <text:p>disp: 95.62</text:p>
            <text:p>lat: -18.9517</text:p>
            <text:p>Lon: -42.3592</text:p>
          </table:table-cell>
          <table:table-cell table:style-name="ce20" office:value-type="string" calcext:value-type="string">
            <text:p>codigo: 1942010</text:p>
            <text:p>nome: PEDRA CORRIDA</text:p>
            <text:p>operadoraS: ANA</text:p>
            <text:p>areaDrenag: NULL</text:p>
            <text:p>tipoEstaca: PLU-FLU</text:p>
            <text:p>telemetric: False</text:p>
            <text:p>nmMunicipi: AÇUCENA</text:p>
            <text:p>nmEstado: MINAS GERAIS</text:p>
            <text:p>ini_monito: 1942.0</text:p>
            <text:p>fim_monito: 1942.0</text:p>
            <text:p>n_anos: 1.0</text:p>
            <text:p>disp: 65.41</text:p>
            <text:p>lat: -19.0833</text:p>
            <text:p>Lon: -42.1667</text:p>
          </table:table-cell>
          <table:table-cell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1.0</text:p>
            <text:p>fim_monito: 2020.0</text:p>
            <text:p>n_anos: 5.0</text:p>
            <text:p>disp: 72.6475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2"/>
          <table:table-cell table:style-name="ce20" office:value-type="string" calcext:value-type="string">
            <text:p>codigo: 1842021</text:p>
            <text:p>nome: PORTO SANTA RITA</text:p>
            <text:p>operadoraS: ANA</text:p>
            <text:p>areaDrenag: NULL</text:p>
            <text:p>tipoEstaca: PLU-FLU</text:p>
            <text:p>telemetric: False</text:p>
            <text:p>nmMunicipi: SÃO GERALDO DA PIED</text:p>
            <text:p>nmEstado: MINAS GERAIS</text:p>
            <text:p>ini_monito: 1985.0</text:p>
            <text:p>fim_monito: 1998.0</text:p>
            <text:p>n_anos: 13.0</text:p>
            <text:p>disp: 90.18</text:p>
            <text:p>lat: -18.9503</text:p>
            <text:p>Lon: -42.3567</text:p>
          </table:table-cell>
          <table:table-cell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1.0</text:p>
            <text:p>fim_monito: 2020.0</text:p>
            <text:p>n_anos: 5.0</text:p>
            <text:p>disp: 72.55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0.0</text:p>
            <text:p>fim_monito: 2021.0</text:p>
            <text:p>n_anos: 0.0</text:p>
            <text:p>disp: 22.68166666666667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480</text:p>
            <text:p>nome: PCH TRONQUEIRAS BARRAMENTO</text:p>
            <text:p>operadoraS: CEMIG LESTE</text:p>
            <text:p>areaDrenag: 536.0</text:p>
            <text:p>tipoEstaca: FLU</text:p>
            <text:p>telemetric: True</text:p>
            <text:p>nmMunicipi: COROACI</text:p>
            <text:p>nmEstado: MINAS GERAIS</text:p>
            <text:p>ini_monito: 2015.0</text:p>
            <text:p>fim_monito: 2015.0</text:p>
            <text:p>n_anos: 0.0</text:p>
            <text:p>disp: 14.79</text:p>
            <text:p>lat: -18.72</text:p>
            <text:p>Lon: -42.269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6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57142857142857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16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5.045714285714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09.0</text:p>
            <text:p>fim_monito: 2014.0</text:p>
            <text:p>n_anos: 6.0</text:p>
            <text:p>disp: 81.11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0.0</text:p>
            <text:p>n_anos: 5.0</text:p>
            <text:p>disp: 80.59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0.0</text:p>
            <text:p>n_anos: 5.0</text:p>
            <text:p>disp: 81.00142857142858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2.47666666666667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1.42833333333334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1.42833333333334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2.23</text:p>
            <text:p>lat: -18.9506</text:p>
            <text:p>Lon: -42.360199999999985</text:p>
          </table:table-cell>
          <table:table-cell/>
        </table:table-row>
      </table:table>
      <table:table table:name="baixo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0"/>
        <table:table-column table:style-name="co1" table:default-cell-style-name="ce40"/>
        <table:table-column table:style-name="co11" table:default-cell-style-name="ce40"/>
        <table:table-column table:style-name="co12" table:default-cell-style-name="ce40"/>
        <table:table-column table:style-name="co6" table:number-columns-repeated="4" table:default-cell-style-name="ce40"/>
        <table:table-row table:style-name="ro1">
          <table:table-cell table:style-name="ce13" office:value-type="string" calcext:value-type="string" table:number-columns-spanned="6" table:number-rows-spanned="1">
            <text:p>Bacia do Rio Doce</text:p>
          </table:table-cell>
          <table:covered-table-cell table:number-columns-repeated="5" table:style-name="ce30"/>
          <table:table-cell table:style-name="Default"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34"/>
          <table:table-cell table:style-name="Default" table:number-columns-repeated="4"/>
        </table:table-row>
        <table:table-row table:style-name="ro3"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Default" table:number-columns-repeated="4"/>
        </table:table-row>
        <table:table-row table:style-name="ro4">
          <table:table-cell table:style-name="ce24"/>
          <table:table-cell table:style-name="ce24" office:value-type="string" calcext:value-type="string">
            <text:p>codigo: 56990000</text:p>
            <text:p>nome: SÃO SEBASTIÃO DA ENCRUZILHADA</text:p>
            <text:p>operadoraS: CPRM</text:p>
            <text:p>areaDrenag: 8720.0</text:p>
            <text:p>tipoEstaca: FLU</text:p>
            <text:p>telemetric: False</text:p>
            <text:p>nmMunicipi: AIMORÉS</text:p>
            <text:p>nmEstado: MINAS GERAIS</text:p>
            <text:p>ini_monito: 1939.0</text:p>
            <text:p>fim_monito: 2019.0</text:p>
            <text:p>n_anos: 81.0</text:p>
            <text:p>disp: 98.19</text:p>
            <text:p>lat: -19.4925</text:p>
            <text:p>lon: -41.1617</text:p>
            <text:p/>
          </table:table-cell>
          <table:table-cell table:style-name="ce35" office:value-type="string" calcext:value-type="string">
            <text:p>codigo: 1941020</text:p>
            <text:p>nome: AIMORÉS (CASA DAS BOMBAS)</text:p>
            <text:p>operadoraS: ANA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87.0</text:p>
            <text:p>fim_monito: 2003.0</text:p>
            <text:p>n_anos: 16.0</text:p>
            <text:p>disp: 91.23</text:p>
            <text:p>lat: -19.4944</text:p>
            <text:p>lon: -41.0764</text:p>
            <text:p/>
          </table:table-cell>
          <table:table-cell table:style-name="ce35"/>
          <table:table-cell table:style-name="ce24" office:value-type="string" calcext:value-type="string">
            <text:p>codigo: 1941017</text:p>
            <text:p>nome: AIMORÉS</text:p>
            <text:p>operadoraS: INMET</text:p>
            <text:p>areaDrenag: NULL</text:p>
            <text:p>tipoEstaca: FLU</text:p>
            <text:p>telemetric: True</text:p>
            <text:p>nmMunicipi: AIMORÉS</text:p>
            <text:p>nmEstado: MINAS GERAIS</text:p>
            <text:p>ini_monito: 1975.0</text:p>
            <text:p>fim_monito: 1998.0</text:p>
            <text:p>n_anos: 16.0</text:p>
            <text:p>disp: 66.55</text:p>
            <text:p>lat: -19.4833</text:p>
            <text:p>lon: -41.0667</text:p>
            <text:p/>
          </table:table-cell>
          <table:table-cell table:style-name="ce37" office:value-type="string" calcext:value-type="string">
            <text:p>codigo: 56994500</text:p>
            <text:p>nome: COLATINA PONTE</text:p>
            <text:p>operadoraS: CPRM - Cia de Pesquisa de Recursos Minerais</text:p>
            <text:p>areaDrenag: NULL</text:p>
            <text:p>tipoEstaca: PLU-FLU</text:p>
            <text:p>telemetric: True</text:p>
            <text:p>nmMunicipi: COLATINA</text:p>
            <text:p>nmEstado: ESPIRITO SANTO</text:p>
            <text:p>ini_monito: </text:p>
            <text:p>fim_monito: </text:p>
            <text:p>n_anos: </text:p>
            <text:p>disp: </text:p>
            <text:p>lat: -19,5333</text:p>
            <text:p>Lon: -40,6297</text:p>
          </table:table-cell>
          <table:table-cell table:number-columns-repeated="4"/>
        </table:table-row>
        <table:table-row table:style-name="ro7">
          <table:table-cell table:style-name="ce25"/>
          <table:table-cell table:style-name="ce25" office:value-type="string" calcext:value-type="string">
            <text:p>codigo: 56990000</text:p>
            <text:p>nome: SÃO SEBASTIÃO DA ENCRUZILHADA</text:p>
            <text:p>operadoraS: CPRM</text:p>
            <text:p>areaDrenag: 8720.0</text:p>
            <text:p>tipoEstaca: FLU</text:p>
            <text:p>telemetric: False</text:p>
            <text:p>nmMunicipi: AIMORÉS</text:p>
            <text:p>nmEstado: MINAS GERAIS</text:p>
            <text:p>ini_monito: 1939.0</text:p>
            <text:p>fim_monito: 2019.0</text:p>
            <text:p>n_anos: 81.0</text:p>
            <text:p>disp: 98.19</text:p>
            <text:p>lat: -19.4925</text:p>
            <text:p>lon: -41.1617</text:p>
            <text:p/>
          </table:table-cell>
          <table:table-cell table:style-name="ce36" office:value-type="string" calcext:value-type="string">
            <text:p>codigo: 1941002</text:p>
            <text:p>nome: AIMORÉS</text:p>
            <text:p>operadoraS: ANA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42.0</text:p>
            <text:p>fim_monito: 1966.0</text:p>
            <text:p>n_anos: 24.0</text:p>
            <text:p>disp: 94.14</text:p>
            <text:p>lat: -19.5</text:p>
            <text:p>lon: -41.083099999999995</text:p>
            <text:p/>
          </table:table-cell>
          <table:table-cell table:style-name="ce36"/>
          <table:table-cell table:style-name="ce26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20.0</text:p>
            <text:p>fim_monito: 2020.0</text:p>
            <text:p>n_anos: 1.0</text:p>
            <text:p>disp: 20.56</text:p>
            <text:p>lat: -19.4564</text:p>
            <text:p>lon: -41.09539999999999</text:p>
            <text:p/>
          </table:table-cell>
          <table:table-cell table:style-name="ce38"/>
          <table:table-cell table:number-columns-repeated="4"/>
        </table:table-row>
        <table:table-row table:style-name="ro8">
          <table:table-cell table:style-name="ce25"/>
          <table:table-cell table:style-name="ce25" office:value-type="string" calcext:value-type="string">
            <text:p>codigo: 56989900</text:p>
            <text:p>nome: BARRA DO CAPIM</text:p>
            <text:p>operadoraS: CPRM</text:p>
            <text:p>areaDrenag: 8454.0</text:p>
            <text:p>tipoEstaca: FLU</text:p>
            <text:p>telemetric: False</text:p>
            <text:p>nmMunicipi: AIMORÉS</text:p>
            <text:p>nmEstado: MINAS GERAIS</text:p>
            <text:p>ini_monito: 2016.0</text:p>
            <text:p>fim_monito: 2018.0</text:p>
            <text:p>n_anos: 3.0</text:p>
            <text:p>disp: 68.08</text:p>
            <text:p>lat: -19.4903</text:p>
            <text:p>lon: -41.2033</text:p>
            <text:p/>
          </table:table-cell>
          <table:table-cell table:style-name="ce36" office:value-type="string" calcext:value-type="string">
            <text:p>codigo: 1941016</text:p>
            <text:p>nome: AIMORÉS</text:p>
            <text:p>operadoraS: DNOS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54.0</text:p>
            <text:p>fim_monito: 1968.0</text:p>
            <text:p>n_anos: 15.0</text:p>
            <text:p>disp: 39.93</text:p>
            <text:p>lat: -19.4833</text:p>
            <text:p>lon: -41.083099999999995</text:p>
            <text:p/>
          </table:table-cell>
          <table:table-cell table:style-name="ce36"/>
          <table:table-cell table:style-name="ce26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11.0</text:p>
            <text:p>fim_monito: 2019.0</text:p>
            <text:p>n_anos: 5.0</text:p>
            <text:p>disp: 54.22</text:p>
            <text:p>lat: -19.4564</text:p>
            <text:p>lon: -41.09539999999999</text:p>
            <text:p/>
          </table:table-cell>
          <table:table-cell table:style-name="ce38"/>
          <table:table-cell table:number-columns-repeated="4"/>
        </table:table-row>
        <table:table-row table:style-name="ro9">
          <table:table-cell table:style-name="ce25"/>
          <table:table-cell table:style-name="ce25" office:value-type="string" calcext:value-type="string">
            <text:p>codigo: 56990500</text:p>
            <text:p>nome: BARRA DO CAPIM</text:p>
            <text:p>operadoraS: ANA</text:p>
            <text:p>areaDrenag: 726.0</text:p>
            <text:p>tipoEstaca: FLU</text:p>
            <text:p>telemetric: False</text:p>
            <text:p>nmMunicipi: AIMORÉS</text:p>
            <text:p>nmEstado: MINAS GERAIS</text:p>
            <text:p>ini_monito: 1949.0</text:p>
            <text:p>fim_monito: 1965.0</text:p>
            <text:p>n_anos: 17.0</text:p>
            <text:p>disp: 98.52</text:p>
            <text:p>lat: -19.5</text:p>
            <text:p>lon: -41.24959999999999</text:p>
            <text:p/>
          </table:table-cell>
          <table:table-cell table:style-name="ce36" office:value-type="string" calcext:value-type="string">
            <text:p>codigo: 1941010</text:p>
            <text:p>nome: SÃO SEBASTIÃO DA ENCRUZILHADA</text:p>
            <text:p>operadoraS: CPRM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68.0</text:p>
            <text:p>fim_monito: 2019.0</text:p>
            <text:p>n_anos: 52.0</text:p>
            <text:p>disp: 97.57</text:p>
            <text:p>lat: -19.4925</text:p>
            <text:p>lon: -41.1617</text:p>
            <text:p/>
          </table:table-cell>
          <table:table-cell table:style-name="ce36"/>
          <table:table-cell table:style-name="ce36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11.0</text:p>
            <text:p>fim_monito: 2019.0</text:p>
            <text:p>n_anos: 5.0</text:p>
            <text:p>disp: 54.46333333333333</text:p>
            <text:p>lat: -19.4564</text:p>
            <text:p>lon: -41.09539999999999</text:p>
            <text:p/>
          </table:table-cell>
          <table:table-cell table:style-name="ce38"/>
          <table:table-cell table:number-columns-repeated="4"/>
        </table:table-row>
        <table:table-row table:style-name="ro9">
          <table:table-cell table:style-name="ce25"/>
          <table:table-cell table:style-name="ce25" office:value-type="string" calcext:value-type="string">
            <text:p>codigo: 56948005</text:p>
            <text:p>nome: RESPLENDOR - JUSANTE</text:p>
            <text:p>operadoraS: ANA</text:p>
            <text:p>areaDrenag: 61200.0</text:p>
            <text:p>tipoEstaca: FLU</text:p>
            <text:p>telemetric: False</text:p>
            <text:p>nmMunicipi: RESPLENDOR</text:p>
            <text:p>nmEstado: MINAS GERAIS</text:p>
            <text:p>ini_monito: 1985.0</text:p>
            <text:p>fim_monito: 2004.0</text:p>
            <text:p>n_anos: 20.0</text:p>
            <text:p>disp: 94.74</text:p>
            <text:p>lat: -19.3431</text:p>
            <text:p>lon: -41.2461</text:p>
            <text:p/>
          </table:table-cell>
          <table:table-cell table:style-name="ce36" office:value-type="string" calcext:value-type="string">
            <text:p>codigo: 1941010</text:p>
            <text:p>nome: SÃO SEBASTIÃO DA ENCRUZILHADA</text:p>
            <text:p>operadoraS: CPRM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68.0</text:p>
            <text:p>fim_monito: 2019.0</text:p>
            <text:p>n_anos: 52.0</text:p>
            <text:p>disp: 97.57</text:p>
            <text:p>lat: -19.4925</text:p>
            <text:p>lon: -41.1617</text:p>
            <text:p/>
          </table:table-cell>
          <table:table-cell table:style-name="ce36"/>
          <table:table-cell table:style-name="ce36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20.0</text:p>
            <text:p>fim_monito: 2020.0</text:p>
            <text:p>n_anos: 1.0</text:p>
            <text:p>disp: 20.774166666666666</text:p>
            <text:p>lat: -19.4564</text:p>
            <text:p>lon: -41.09539999999999</text:p>
            <text:p/>
          </table:table-cell>
          <table:table-cell table:style-name="ce38"/>
          <table:table-cell table:number-columns-repeated="4"/>
        </table:table-row>
        <table:table-row table:style-name="ro9">
          <table:table-cell table:style-name="ce26"/>
          <table:table-cell table:style-name="ce26" office:value-type="string" calcext:value-type="string">
            <text:p>codigo: 56948000</text:p>
            <text:p>nome: RESPLENDOR</text:p>
            <text:p>operadoraS: ANA</text:p>
            <text:p>areaDrenag: 61200.0</text:p>
            <text:p>tipoEstaca: FLU</text:p>
            <text:p>telemetric: False</text:p>
            <text:p>nmMunicipi: RESPLENDOR</text:p>
            <text:p>nmEstado: MINAS GERAIS</text:p>
            <text:p>ini_monito: 1938.0</text:p>
            <text:p>fim_monito: 1982.0</text:p>
            <text:p>n_anos: 44.0</text:p>
            <text:p>disp: 98.79</text:p>
            <text:p>lat: -19.3166666666667</text:p>
            <text:p>lon: -41.25</text:p>
            <text:p/>
          </table:table-cell>
          <table:table-cell table:style-name="ce27" office:value-type="string" calcext:value-type="string">
            <text:p>codigo: 1941004</text:p>
            <text:p>nome: RESPLENDOR - JUSANTE</text:p>
            <text:p>operadoraS: CPRM</text:p>
            <text:p>areaDrenag: NULL</text:p>
            <text:p>tipoEstaca: PLU-FLU</text:p>
            <text:p>telemetric: False</text:p>
            <text:p>nmMunicipi: RESPLENDOR</text:p>
            <text:p>nmEstado: MINAS GERAIS</text:p>
            <text:p>ini_monito: 1942.0</text:p>
            <text:p>fim_monito: 2019.0</text:p>
            <text:p>n_anos: 75.0</text:p>
            <text:p>disp: 97.39</text:p>
            <text:p>lat: -19.3431</text:p>
            <text:p>lon: -41.2461</text:p>
            <text:p/>
          </table:table-cell>
          <table:table-cell table:style-name="ce27"/>
          <table:table-cell table:style-name="ce27" office:value-type="string" calcext:value-type="string">
            <text:p>codigo: 56990005</text:p>
            <text:p>nome: UHE AIMORÉS RIO MANHUAÇU</text:p>
            <text:p>operadoraS: ALIANÇA</text:p>
            <text:p>areaDrenag: 8720.0</text:p>
            <text:p>tipoEstaca: FLU</text:p>
            <text:p>telemetric: True</text:p>
            <text:p>nmMunicipi: AIMORÉS</text:p>
            <text:p>nmEstado: MINAS GERAIS</text:p>
            <text:p>ini_monito: 2019.0</text:p>
            <text:p>fim_monito: 2020.0</text:p>
            <text:p>n_anos: 2.0</text:p>
            <text:p>disp: 60.47</text:p>
            <text:p>lat: -19.4917</text:p>
            <text:p>lon: -41.1614</text:p>
            <text:p/>
          </table:table-cell>
          <table:table-cell table:style-name="ce38"/>
          <table:table-cell table:number-columns-repeated="4"/>
        </table:table-row>
        <table:table-row table:style-name="ro9">
          <table:table-cell table:style-name="ce26"/>
          <table:table-cell table:style-name="ce26" office:value-type="string" calcext:value-type="string">
            <text:p>codigo: 56982000</text:p>
            <text:p>nome: PARAÍSO DE IPANEMA</text:p>
            <text:p>operadoraS: ANA</text:p>
            <text:p>areaDrenag: 3740.0</text:p>
            <text:p>tipoEstaca: FLU</text:p>
            <text:p>telemetric: False</text:p>
            <text:p>nmMunicipi: IPANEMA</text:p>
            <text:p>nmEstado: MINAS GERAIS</text:p>
            <text:p>ini_monito: 1939.0</text:p>
            <text:p>fim_monito: 1953.0</text:p>
            <text:p>n_anos: 15.0</text:p>
            <text:p>disp: 95.83</text:p>
            <text:p>lat: -19.5166666666667</text:p>
            <text:p>lon: -41.449799999999996</text:p>
            <text:p/>
          </table:table-cell>
          <table:table-cell table:style-name="ce27" office:value-type="string" calcext:value-type="string">
            <text:p>codigo: 56948000</text:p>
            <text:p>nome: RESPLENDOR</text:p>
            <text:p>operadoraS: ANA</text:p>
            <text:p>areaDrenag: 61200.0</text:p>
            <text:p>tipoEstaca: FLU</text:p>
            <text:p>telemetric: False</text:p>
            <text:p>nmMunicipi: RESPLENDOR</text:p>
            <text:p>nmEstado: MINAS GERAIS</text:p>
            <text:p>ini_monito: 1938.0</text:p>
            <text:p>fim_monito: 1982.0</text:p>
            <text:p>n_anos: 44.0</text:p>
            <text:p>disp: 98.79</text:p>
            <text:p>lat: -19.3166666666667</text:p>
            <text:p>lon: -41.25</text:p>
            <text:p/>
          </table:table-cell>
          <table:table-cell table:style-name="ce27"/>
          <table:table-cell table:style-name="ce27" office:value-type="string" calcext:value-type="string">
            <text:p>codigo: 56990005</text:p>
            <text:p>nome: UHE AIMORÉS RIO MANHUAÇU</text:p>
            <text:p>operadoraS: ALIANÇA</text:p>
            <text:p>areaDrenag: 8720.0</text:p>
            <text:p>tipoEstaca: FLU</text:p>
            <text:p>telemetric: True</text:p>
            <text:p>nmMunicipi: AIMORÉS</text:p>
            <text:p>nmEstado: MINAS GERAIS</text:p>
            <text:p>ini_monito: 2017.0</text:p>
            <text:p>fim_monito: 2021.0</text:p>
            <text:p>n_anos: 0.0</text:p>
            <text:p>disp: 48.03</text:p>
            <text:p>lat: -19.4917</text:p>
            <text:p>lon: -41.1614</text:p>
            <text:p/>
          </table:table-cell>
          <table:table-cell table:style-name="ce38"/>
          <table:table-cell table:number-columns-repeated="4"/>
        </table:table-row>
        <table:table-row table:style-name="ro9">
          <table:table-cell table:style-name="ce26"/>
          <table:table-cell table:style-name="ce26" office:value-type="string" calcext:value-type="string">
            <text:p>codigo: 56989400</text:p>
            <text:p>nome: ASSARAI MONTANTE</text:p>
            <text:p>operadoraS: CPRM</text:p>
            <text:p>areaDrenag: 3190.0</text:p>
            <text:p>tipoEstaca: FLU</text:p>
            <text:p>telemetric: False</text:p>
            <text:p>nmMunicipi: POCRANE</text:p>
            <text:p>nmEstado: MINAS GERAIS</text:p>
            <text:p>ini_monito: 1977.0</text:p>
            <text:p>fim_monito: 2019.0</text:p>
            <text:p>n_anos: 43.0</text:p>
            <text:p>disp: 98.03</text:p>
            <text:p>lat: -19.5947</text:p>
            <text:p>lon: -41.4581</text:p>
            <text:p/>
          </table:table-cell>
          <table:table-cell table:style-name="ce27" office:value-type="string" calcext:value-type="string">
            <text:p>codigo: 1941006</text:p>
            <text:p>nome: ASSARAI - MONTANTE</text:p>
            <text:p>operadoraS: CPRM</text:p>
            <text:p>areaDrenag: NULL</text:p>
            <text:p>tipoEstaca: PLU-FLU</text:p>
            <text:p>telemetric: False</text:p>
            <text:p>nmMunicipi: POCRANE</text:p>
            <text:p>nmEstado: MINAS GERAIS</text:p>
            <text:p>ini_monito: 1946.0</text:p>
            <text:p>fim_monito: 2019.0</text:p>
            <text:p>n_anos: 74.0</text:p>
            <text:p>disp: 99.31</text:p>
            <text:p>lat: -19.5947</text:p>
            <text:p>lon: -41.4581</text:p>
            <text:p/>
          </table:table-cell>
          <table:table-cell table:style-name="ce27"/>
          <table:table-cell table:style-name="ce27" office:value-type="string" calcext:value-type="string">
            <text:p>codigo: 56990005</text:p>
            <text:p>nome: UHE AIMORÉS RIO MANHUAÇU</text:p>
            <text:p>operadoraS: ALIANÇA</text:p>
            <text:p>areaDrenag: 8720.0</text:p>
            <text:p>tipoEstaca: FLU</text:p>
            <text:p>telemetric: True</text:p>
            <text:p>nmMunicipi: AIMORÉS</text:p>
            <text:p>nmEstado: MINAS GERAIS</text:p>
            <text:p>ini_monito: 2019.0</text:p>
            <text:p>fim_monito: 2020.0</text:p>
            <text:p>n_anos: 2.0</text:p>
            <text:p>disp: 61.052</text:p>
            <text:p>lat: -19.4917</text:p>
            <text:p>lon: -41.1614</text:p>
            <text:p/>
          </table:table-cell>
          <table:table-cell table:style-name="ce38"/>
          <table:table-cell table:number-columns-repeated="4"/>
        </table:table-row>
        <table:table-row table:style-name="ro4">
          <table:table-cell table:style-name="ce27"/>
          <table:table-cell table:style-name="ce26" office:value-type="string" calcext:value-type="string">
            <text:p>codigo: 56989500</text:p>
            <text:p>nome: ASSARAI</text:p>
            <text:p>operadoraS: ANA</text:p>
            <text:p>areaDrenag: 3470.0</text:p>
            <text:p>tipoEstaca: FLU</text:p>
            <text:p>telemetric: False</text:p>
            <text:p>nmMunicipi: POCRANE</text:p>
            <text:p>nmEstado: MINAS GERAIS</text:p>
            <text:p>ini_monito: 1939.0</text:p>
            <text:p>fim_monito: 1976.0</text:p>
            <text:p>n_anos: 36.0</text:p>
            <text:p>disp: 93.3</text:p>
            <text:p>lat: -19.6</text:p>
            <text:p>lon: -41.4666666666667</text:p>
            <text:p/>
          </table:table-cell>
          <table:table-cell table:style-name="ce27" table:number-columns-repeated="3"/>
          <table:table-cell table:style-name="ce38"/>
          <table:table-cell table:number-columns-repeated="4"/>
        </table:table-row>
        <table:table-row table:style-name="ro5" table:number-rows-repeated="6">
          <table:table-cell table:style-name="ce39" table:number-columns-repeated="5"/>
          <table:table-cell table:number-columns-repeated="5"/>
        </table:table-row>
        <table:table-row table:style-name="ro5" table:number-rows-repeated="12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3:57:15.0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09T09:00:57.227657367</meta:creation-date>
    <dc:date>2023-11-24T14:09:13.766000000</dc:date>
    <dc:creator>Welson Avelar</dc:creator>
    <meta:editing-duration>PT9H55M15S</meta:editing-duration>
    <meta:editing-cycles>33</meta:editing-cycles>
    <meta:generator>LibreOffice/7.6.2.1$Windows_X86_64 LibreOffice_project/56f7684011345957bbf33a7ee678afaf4d2ba333</meta:generator>
    <meta:document-statistic meta:table-count="3" meta:cell-count="94" meta:object-count="0"/>
  </office:meta>
</office:document-meta>
</file>